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60" calcext:value-type="currency">
            <text:p>$1,66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4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65" calcext:value-type="currency">
            <text:p>$1,26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3];[.F13];[.H13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3:.V13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3:.AA13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4];[.F14];[.H14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4:.V14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4:.AA14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5];[.F15];[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18" calcext:value-type="currency">
            <text:p>$1,51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89" calcext:value-type="currency">
            <text:p>$1,289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4:46:15.436339637</dc:date>
    <meta:editing-duration>P16DT18H45M40S</meta:editing-duration>
    <meta:editing-cycles>309</meta:editing-cycles>
    <meta:generator>LibreOffice/5.1.6.2$Linux_X86_64 LibreOffice_project/10m0$Build-2</meta:generator>
    <meta:document-statistic meta:table-count="5" meta:cell-count="4693" meta:object-count="0"/>
  </office:meta>
</office:document-meta>
</file>